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3CC000005A0D4F7B6DEDF4E04C9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2" style:family="graphic" style:parent-style-name="standard">
      <style:graphic-properties draw:stroke="solid" svg:stroke-width="0.025cm" svg:stroke-color="#ff0000" draw:stroke-linejoin="miter" svg:stroke-linecap="butt" draw:fill="solid" draw:fill-color="#ff0000" fo:padding-top="0.012cm" fo:padding-bottom="0.012cm" fo:padding-left="0.012cm" fo:padding-right="0.012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cm" svg:stroke-color="#000000" svg:stroke-opacity="43%" draw:stroke-linejoin="miter" svg:stroke-linecap="butt" draw:fill="none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solid" svg:stroke-width="0.101cm" svg:stroke-color="#000000" draw:stroke-linejoin="miter" svg:stroke-linecap="butt" draw:fill="none" fo:padding-top="0.05cm" fo:padding-bottom="0.05cm" fo:padding-left="0.05cm" fo:padding-right="0.05cm"/>
    </style:style>
    <style:style style:name="gr7" style:family="graphic" style:parent-style-name="standard">
      <style:graphic-properties draw:stroke="solid" svg:stroke-width="0.025cm" svg:stroke-color="#0000ff" draw:stroke-linejoin="miter" svg:stroke-linecap="butt" draw:fill="solid" draw:fill-color="#0000ff" fo:padding-top="0.012cm" fo:padding-bottom="0.012cm" fo:padding-left="0.012cm" fo:padding-right="0.0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0000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ff"/>
    </style:style>
    <style:style style:name="P6" style:family="paragraph">
      <style:text-properties fo:color="#ff0000" loext:opacity="100%" fo:font-weight="bold"/>
    </style:style>
    <style:style style:name="P7" style:family="paragraph">
      <loext:graphic-properties draw:fill="none" draw:fill-color="#ffffff"/>
      <style:text-properties fo:color="#ff0000" loext:opacity="100%" loext:color-lum-mod="100%" loext:color-lum-off="0%" fo:font-weight="bold"/>
    </style:style>
    <style:style style:name="P8" style:family="paragraph">
      <style:text-properties fo:color="#2427f8" loext:opacity="100%" fo:font-weight="bold"/>
    </style:style>
    <style:style style:name="P9" style:family="paragraph">
      <loext:graphic-properties draw:fill="none" draw:fill-color="#ffffff"/>
      <style:text-properties fo:color="#2427f8" loext:opacity="100%" loext:color-lum-mod="100%" loext:color-lum-off="0%" fo:font-weight="bold"/>
    </style:style>
    <style:style style:name="P10" style:family="paragraph">
      <style:text-properties fo:color="#000000" loext:opacity="100%" fo:font-weight="bold"/>
    </style:style>
    <style:style style:name="P11" style:family="paragraph">
      <loext:graphic-properties draw:fill="none" draw:fill-color="#ffffff"/>
      <style:text-properties fo:color="#000000" loext:opacity="100%" loext:color-lum-mod="100%" loext:color-lum-off="0%" fo:font-weight="bold"/>
    </style:style>
    <style:style style:name="T1" style:family="text">
      <style:text-properties fo:color="#2427f8" loext:opacity="100%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3.534cm" svg:height="20.05cm" draw:transform="rotate (-1.5707963267949) translate (21.565cm 3.259cm)">
          <draw:image xlink:href="Pictures/10000001000003CC000005A0D4F7B6DEDF4E04C9.png" xlink:type="simple" xlink:show="embed" xlink:actuate="onLoad" draw:mime-type="image/png">
            <text:p/>
          </draw:image>
        </draw:frame>
        <draw:polygon draw:style-name="gr2" draw:text-style-name="P2" draw:layer="layout" svg:width="0.786cm" svg:height="5.818cm" svg:x="11.73cm" svg:y="0.025cm" svg:viewBox="0 0 787 5819" draw:points="288,5819 35,5808 266,476 0,465 414,0 787,499 521,487">
          <text:p/>
        </draw:polygon>
        <draw:path draw:style-name="gr3" draw:text-style-name="P3" draw:layer="layout" svg:width="0.989cm" svg:height="0.839cm" svg:x="10.605cm" svg:y="0.937cm" svg:viewBox="0 0 990 840" svg:d="M429 827c-19-2-89-4-208-4-118 0-187 2-206 4h-15v-75h131v-676h-131v-74h236c17 0 44 0 78 0 35 0 60-1 76-2 94 0 172 8 232 22 60 15 111 45 154 91 28 35 43 73 43 116 0 85-60 150-180 192 1 1 2 1 5 2 2 1 4 3 6 5 22 12 41 25 55 38 15 14 26 31 33 51s12 36 14 48c3 12 6 30 9 55 8 60 16 98 25 116 14 28 38 43 71 43 18 0 31-6 39-17s14-25 18-41 6-25 7-27c3-5 14-8 32-8h4c12 0 21 2 26 5s7 12 7 25c-1 12-3 23-7 35s-12 25-22 40c-10 14-25 26-45 35-19 9-42 13-70 14-87 0-152-9-193-28-40-18-68-48-83-90-4-13-6-46-6-97 0-2 0-6 0-12s0-13 1-19c0-76-27-124-83-143-11-4-44-6-99-6h-70v307h130v75zM395 384c75-1 125-6 150-15 46-17 70-56 70-115v-26-23c0-49-14-82-42-100-28-19-77-29-147-29h-41-72v308z">
          <text:p/>
        </draw:path>
        <draw:path draw:style-name="gr4" draw:text-style-name="P1" draw:layer="layout" svg:width="0.989cm" svg:height="0.839cm" svg:x="10.605cm" svg:y="0.937cm" svg:viewBox="0 0 990 840" svg:d="M429 827c-19-2-89-4-208-4-118 0-187 2-206 4h-15v-75h131v-676h-131v-74h236c17 0 44 0 78 0 35 0 60-1 76-2 94 0 172 8 232 22 60 15 111 45 154 91 28 35 43 73 43 116 0 85-60 150-180 192 1 1 2 1 5 2 2 1 4 3 6 5 22 12 41 25 55 38 15 14 26 31 33 51s12 36 14 48c3 12 6 30 9 55 8 60 16 98 25 116 14 28 38 43 71 43 18 0 31-6 39-17s14-25 18-41 6-25 7-27c3-5 14-8 32-8h4c12 0 21 2 26 5s7 12 7 25c-1 12-3 23-7 35s-12 25-22 40c-10 14-25 26-45 35-19 9-42 13-70 14-87 0-152-9-193-28-40-18-68-48-83-90-4-13-6-46-6-97 0-2 0-6 0-12s0-13 1-19c0-76-27-124-83-143-11-4-44-6-99-6h-70v307h130v75zM395 384c75-1 125-6 150-15 46-17 70-56 70-115v-26-23c0-49-14-82-42-100-28-19-77-29-147-29h-41-72v308z">
          <text:p/>
        </draw:path>
        <draw:path draw:style-name="gr3" draw:text-style-name="P3" draw:layer="layout" svg:width="23.871cm" svg:height="3.78cm" svg:x="0.146cm" svg:y="7.247cm" svg:viewBox="0 0 23872 3781" svg:d="M23383 3341c-87 32-186 62-296 91l-25-99c107-27 202-57 286-87zM22788 3500c-95 19-196 37-303 54l-16-100c105-17 205-35 299-54zM22182 3598c-97 13-198 25-303 37l-11-101c104-11 204-24 300-36zM21575 3665c-98 10-199 18-303 26l-8-101c103-8 204-17 302-26zM20970 3712c-98 7-197 12-299 18l-5-102c101-5 200-11 297-17zM20359 3745l-302 12-4-102 303-12zM19755 3766l-311 7-2-102 310-7zM19140 3777l-302 3v-102l301-2zM18530 3781l-307-1v-102l307 1zM17921 3777l-305-4 1-101 306 4zM17307 3767l-303-7 3-101 302 7zM16700 3752l-306-10 3-101 306 10zM16088 3731l-303-12 4-101 303 12zM15480 3706l-305-15 5-101 305 14zM14870 3675l-305-16 6-102 305 17zM14261 3641l-304-19 6-101 304 18zM13651 3602l-305-21 7-101 305 21zM13043 3559l-304-23 8-101 304 23zM12433 3512l-303-25 8-101 303 25zM11829 3461l-30-3-271-23 9-102 271 24 30 3zM11226 3407l-305-29 9-101 305 29zM10616 3348l-302-31 11-101 301 31zM10011 3285l-305-33 11-101 305 33zM9403 3218l-303-35 12-101 303 35zM8797 3146l-303-37 12-101 303 38zM8191 3071l-302-40 13-101 302 40zM7587 2991l-302-42 14-101 302 42zM6981 2905l-301-44 15-100 301 44zM6381 2816l-304-48 15-100 305 47zM5774 2719l-298-49 17-101 298 50zM5175 2618l-304-54 18-100 304 54zM4572 2509l-295-56 19-100 295 56zM3970 2392l-297-61 21-100 297 61zM3381 2268c-105-23-207-46-307-70l23-99c99 23 201 46 305 69zM2780 2129c-99-24-196-48-291-72l25-98c94 24 191 47 290 71zM2195 1980c-101-27-198-54-293-81l28-98c94 27 191 54 291 81zM1608 1811c-101-32-198-63-290-94l32-97c92 32 188 63 289 94zM1029 1613c-103-39-199-78-286-117l40-93c87 38 181 77 282 115zM467 1362c-106-58-194-115-263-171l64-79c64 53 147 106 247 161zM5 918c-5-24-6-48-4-72 7-85 57-163 150-235l62 81c-69 53-106 107-111 163-1 14-1 28 2 43zM429 462c86-34 185-67 297-97l27 98c-109 29-204 61-286 93zM1022 293c95-19 195-38 302-56l17 100c-106 18-205 36-298 56zM1627 191c97-14 198-26 303-38l11 101c-104 12-204 24-301 37zM2234 121c98-9 200-18 304-27l8 102c-104 8-205 17-303 26zM2843 72c96-6 195-12 296-18l5 102c-100 5-198 11-295 17zM3447 39c101-5 203-9 308-13l3 102c-104 3-206 8-306 12zM4055 17l308-8 3 102-309 7zM4671 4l300-3 1 102-300 3zM5278 0l310 1v101l-310-1zM5889 3l304 4-1 101-305-4zM6502 12l304 7-3 101-303-6zM7109 27l306 9-3 102-306-10zM7722 47l303 12-4 101-303-11zM8329 72l305 14-5 102-304-14zM8939 102l305 17-5 101-305-17zM9549 136l304 19-6 101-304-18zM10159 175l304 20-6 102-305-21zM10767 217l303 23-8 101-303-23zM11376 264l304 25-8 101-304-25zM11982 314l91 8 209 19-9 101-209-19-90-8zM12584 368l305 29-10 101-305-29zM13194 427l302 31-11 101-301-31zM13799 489l304 33-11 101-304-33zM14407 556l302 35-11 101-303-35zM15013 627l303 37-12 101-304-37zM15619 702l302 39-13 101-302-39zM16223 782l301 41-14 101-301-42zM16829 866l301 45-15 100-301-44zM17430 956l303 47-16 100-303-47zM18036 1051l299 50-16 100-299-49zM18634 1152l305 54-17 100-306-54zM19239 1261l293 55-19 100-293-56zM19839 1377l299 61-20 99-299-61zM20429 1499c104 23 207 46 307 69l-22 99c-100-23-203-46-307-68zM21032 1637c99 23 195 47 289 70l-25 99c-93-24-189-47-287-71zM21615 1783c102 27 201 54 296 82l-27 97c-95-27-193-54-295-81zM22205 1951c102 31 199 62 292 93l-32 96c-92-30-189-61-289-92zM22785 2145c102 38 197 76 284 114l-39 93c-87-37-180-73-280-111zM23351 2390c105 55 194 108 267 161l-60 83c-69-51-153-102-254-154zM23841 2790c24 49 34 97 30 145-9 99-77 190-203 271l-55-85c98-64 151-129 156-195 3-29-4-60-19-92z">
          <text:p/>
        </draw:path>
        <draw:path draw:style-name="gr5" draw:text-style-name="P4" draw:layer="layout" svg:width="1.396cm" svg:height="1.396cm" svg:x="21.777cm" svg:y="8.629cm" svg:viewBox="0 0 1397 1397" svg:d="M1397 699c0 23-1 46-4 69-2 22-5 45-10 67-4 23-10 45-16 67-7 22-15 43-23 64-9 21-19 42-30 62-10 20-22 40-35 59s-26 37-42 55c-14 18-29 35-46 51-16 16-33 31-50 46-18 14-36 28-55 41-19 12-39 24-59 35s-41 20-62 29-43 16-65 23c-21 7-44 12-66 17-22 4-45 8-68 10s-45 3-68 3-46-1-69-3c-22-2-45-6-67-10-23-5-45-10-67-17s-43-14-64-23-42-18-62-29-40-23-59-35c-19-13-37-27-55-41-18-15-35-30-51-46s-31-33-46-51c-14-18-28-36-41-55-12-19-24-39-35-59s-20-41-29-62-16-42-23-64-12-44-17-67c-4-22-8-45-10-67-2-23-3-46-3-69s1-45 3-68 6-46 10-68c5-22 10-45 17-66 7-22 14-44 23-66 9-21 18-42 29-62s23-40 35-59c13-19 27-37 41-55 15-17 30-34 46-50 16-17 33-32 51-46 18-15 36-28 55-41s39-25 59-35c20-11 41-21 62-30 21-8 42-16 64-23 22-6 44-12 67-16 22-5 45-8 67-10 23-3 46-4 69-4s45 1 68 4c23 2 46 5 68 10 22 4 45 10 66 16 22 7 44 15 65 23 21 9 42 19 62 30 20 10 40 22 59 35s37 26 55 41c17 14 34 29 50 46 17 16 32 33 46 50 16 18 29 36 42 55s25 39 35 59c11 20 21 41 30 62 8 22 16 44 23 66 6 21 12 44 16 66 5 22 8 45 10 68 3 23 4 45 4 68z">
          <text:p/>
        </draw:path>
        <draw:path draw:style-name="gr6" draw:text-style-name="P1" draw:layer="layout" svg:width="1.396cm" svg:height="1.396cm" svg:x="21.777cm" svg:y="8.629cm" svg:viewBox="0 0 1397 1397" svg:d="M1397 699c0 23-1 46-4 69-2 22-5 45-10 67-4 23-10 45-16 67-7 22-15 43-23 64-9 21-19 42-30 62-10 20-22 40-35 59s-26 37-42 55c-14 18-29 35-46 51-16 16-33 31-50 46-18 14-36 28-55 41-19 12-39 24-59 35s-41 20-62 29-43 16-65 23c-21 7-44 12-66 17-22 4-45 8-68 10s-45 3-68 3-46-1-69-3c-22-2-45-6-67-10-23-5-45-10-67-17s-43-14-64-23-42-18-62-29-40-23-59-35c-19-13-37-27-55-41-18-15-35-30-51-46s-31-33-46-51c-14-18-28-36-41-55-12-19-24-39-35-59s-20-41-29-62-16-42-23-64-12-44-17-67c-4-22-8-45-10-67-2-23-3-46-3-69s1-45 3-68 6-46 10-68c5-22 10-45 17-66 7-22 14-44 23-66 9-21 18-42 29-62s23-40 35-59c13-19 27-37 41-55 15-17 30-34 46-50 16-17 33-32 51-46 18-15 36-28 55-41s39-25 59-35c20-11 41-21 62-30 21-8 42-16 64-23 22-6 44-12 67-16 22-5 45-8 67-10 23-3 46-4 69-4s45 1 68 4c23 2 46 5 68 10 22 4 45 10 66 16 22 7 44 15 65 23 21 9 42 19 62 30 20 10 40 22 59 35s37 26 55 41c17 14 34 29 50 46 17 16 32 33 46 50 16 18 29 36 42 55s25 39 35 59c11 20 21 41 30 62 8 22 16 44 23 66 6 21 12 44 16 66 5 22 8 45 10 68 3 23 4 45 4 68z">
          <text:p/>
        </draw:path>
        <draw:polygon draw:style-name="gr7" draw:text-style-name="P5" draw:layer="layout" svg:width="1.297cm" svg:height="3.059cm" svg:x="22.243cm" svg:y="6.37cm" svg:viewBox="0 0 1298 3060" draw:points="242,3060 0,2984 802,422 547,343 1067,0 1298,577 1044,498">
          <text:p/>
        </draw:polygon>
        <draw:path draw:style-name="gr3" draw:text-style-name="P3" draw:layer="layout" svg:width="0.424cm" svg:height="1.066cm" svg:x="21.512cm" svg:y="5.761cm" svg:viewBox="0 0 425 1067" svg:d="M215 102c0-32 11-56 32-74 21-19 46-28 75-28 29 2 53 12 72 30 20 18 30 42 30 72 0 31-10 55-30 73-19 18-44 28-75 29-30 0-55-9-75-28-19-18-29-43-29-74zM183 302l117-4 118-5h7v302c0 160 0 253 0 278s-2 44-6 55c-11 39-39 72-84 99-46 27-99 40-161 40-50 0-91-11-124-32-33-22-49-50-50-85 0-25 8-45 24-60 17-15 37-23 62-24 23 0 43 7 60 21s26 35 26 61c0 17-7 35-20 56h4c8 2 17 2 26 2h3c9 0 17-1 25-3 8-3 19-11 33-25 14-15 23-35 27-62 2-15 3-103 3-265v-253c-1-2-2-3-4-5s-3-3-4-5c0-1-2-3-3-3-2-1-4-2-5-3-2-1-4-1-6-2-3-1-7-1-11-1-5 0-10-1-14-1-4-1-11-2-20-2h-27v-74z">
          <text:p/>
        </draw:path>
        <draw:path draw:style-name="gr4" draw:text-style-name="P1" draw:layer="layout" svg:width="0.424cm" svg:height="1.066cm" svg:x="21.512cm" svg:y="5.761cm" svg:viewBox="0 0 425 1067" svg:d="M215 102c0-32 11-56 32-74 21-19 46-28 75-28 29 2 53 12 72 30 20 18 30 42 30 72 0 31-10 55-30 73-19 18-44 28-75 29-30 0-55-9-75-28-19-18-29-43-29-74zM183 302l117-4 118-5h7v302c0 160 0 253 0 278s-2 44-6 55c-11 39-39 72-84 99-46 27-99 40-161 40-50 0-91-11-124-32-33-22-49-50-50-85 0-25 8-45 24-60 17-15 37-23 62-24 23 0 43 7 60 21s26 35 26 61c0 17-7 35-20 56h4c8 2 17 2 26 2h3c9 0 17-1 25-3 8-3 19-11 33-25 14-15 23-35 27-62 2-15 3-103 3-265v-253c-1-2-2-3-4-5s-3-3-4-5c0-1-2-3-3-3-2-1-4-2-5-3-2-1-4-1-6-2-3-1-7-1-11-1-5 0-10-1-14-1-4-1-11-2-20-2h-27v-74z">
          <text:p/>
        </draw:path>
        <draw:frame draw:style-name="gr8" draw:text-style-name="P7" draw:layer="layout" svg:width="3.753cm" svg:height="0.937cm" svg:x="6.507cm" svg:y="0.952cm">
          <draw:text-box>
            <text:p text:style-name="P6">Z=70 (Yb)</text:p>
          </draw:text-box>
        </draw:frame>
        <draw:frame draw:style-name="gr8" draw:text-style-name="P9" draw:layer="layout" svg:width="0.895cm" svg:height="0.937cm" svg:x="20.16cm" svg:y="5.73cm">
          <draw:text-box>
            <text:p text:style-name="P8"><text:span text:style-name="T1">1</text:span><text:span text:style-name="T1">p</text:span></text:p>
          </draw:text-box>
        </draw:frame>
        <draw:frame draw:style-name="gr8" draw:text-style-name="P11" draw:layer="layout" svg:width="3.706cm" svg:height="0.937cm" svg:x="15.761cm" svg:y="2.54cm">
          <draw:text-box>
            <text:p text:style-name="P10"><text:span text:style-name="T2">Z=71 (Lu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.1cm" fo:margin-right="0.1cm" fo:page-width="25.154cm" fo:page-height="16.8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8T10:36:42.723301387</dc:date>
    <meta:editing-duration>PT3M24S</meta:editing-duration>
    <meta:editing-cycles>1</meta:editing-cycles>
    <meta:generator>LibreOffice/7.5.3.2$MacOSX_AARCH64 LibreOffice_project/9f56dff12ba03b9acd7730a5a481eea045e468f3</meta:generator>
    <meta:document-statistic meta:object-count="13"/>
  </office:meta>
</office:document-meta>
</file>